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13"/>
    <style:style style:name="ce10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18" style:family="table-cell" style:parent-style-name="Pourcentage" style:data-style-name="N13"/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37"/>
    <style:style style:name="ce22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4.8695833333333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2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24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3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3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9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9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2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4"/>
          <table:table-cell table:number-columns-repeated="16380"/>
        </table:table-row>
        <table:table-row table:style-name="ro1">
          <table:table-cell office:value-type="string" table:style-name="ce10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Divider ratio</text:p>
          </table:table-cell>
          <table:table-cell office:value-type="float" office:value="16.666666666666671" table:formula="of:=[.B22]/[.B24]" table:style-name="ce13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5999999999999988" table:formula="of:=[.B26]/[.B25]" table:style-name="ce14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3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2">
            <text:p>Vin max</text:p>
          </table:table-cell>
          <table:table-cell office:value-type="float" office:value="56.525806451612901" table:formula="of:=[.B24]*([.B29]+[.B30])/[.B30]" table:style-name="ce14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diss</text:p>
          </table:table-cell>
          <table:table-cell office:value-type="float" office:value="30.086316337148801" table:formula="of:=[.B31]*[.B31]/([.B30]+[.B29])" table:style-name="ce13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NbcountsADC</text:p>
          </table:table-cell>
          <table:table-cell office:value-type="float" office:value="1024" table:formula="of:=2^[.B17]" table:style-name="ce1">
            <text:p>102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55.200982862903224" table:formula="of:=[.B31]/[.B33]*1000" table:style-name="ce13">
            <text:p>55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2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4"/>
          <table:table-cell table:number-columns-repeated="16380"/>
        </table:table-row>
        <table:table-row table:style-name="ro1">
          <table:table-cell office:value-type="string" table:style-name="ce12">
            <text:p>I max</text:p>
          </table:table-cell>
          <table:table-cell office:value-type="float" office:value="9.9" table:formula="of:=[.B13]*1.1" table:style-name="ce1">
            <text:p>9,9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5">
            <text:p>m<text:span text:style-name="T3">Ω</text:span>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Vshunt</text:p>
          </table:table-cell>
          <table:table-cell office:value-type="float" office:value="49.5" table:formula="of:=[.B40]*[.B39]" table:style-name="ce13">
            <text:p>5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shunt</text:p>
          </table:table-cell>
          <table:table-cell office:value-type="float" office:value="490.05" table:formula="of:=[.B41]*[.B39]" table:style-name="ce13">
            <text:p>490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mp gain</text:p>
          </table:table-cell>
          <table:table-cell office:value-type="float" office:value="66.666666666666671" table:formula="of:=3.3/[.B41]*1000" table:style-name="ce1">
            <text:p>66,66666667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mp gain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Vmeas max</text:p>
          </table:table-cell>
          <table:table-cell office:value-type="float" office:value="2.97" table:formula="of:=[.B44]*[.B41]/1000" table:style-name="ce1">
            <text:p>2,97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10.742187499999998" table:formula="of:=[.B24]/[.B33]*([.B39]/[.B45])*1000" table:style-name="ce14">
            <text:p>10,7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2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2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16">
            <text:p><text:span text:style-name="T4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VinL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6">
            <text:p>Ton</text:p>
          </table:table-cell>
          <table:table-cell office:value-type="float" office:value="8.8888888888888893" table:formula="of:=([.B56])*1/([.B18]/1000)" table:style-name="ce1">
            <text:p>8,888888889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Toff</text:p>
          </table:table-cell>
          <table:table-cell office:value-type="float" office:value="4.4444444444444446" table:formula="of:=1/[.B18]*1000-[.B54]" table:style-name="ce1">
            <text:p>4,444444444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DutyCycle</text:p>
          </table:table-cell>
          <table:table-cell office:value-type="percentage" office:value="0.66666666666666663" table:formula="of:=[.B53]/[.B52]" table:style-name="ce18">
            <text:p>67%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6">
            <text:p>Lmin</text:p>
          </table:table-cell>
          <table:table-cell office:value-type="float" office:value="106.66666666666667" table:formula="of:=(([.B52]-[.B53])/([.B51]/1000))*[.B54]" table:style-name="ce1">
            <text:p>106,6666667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L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ΔI</text:p>
          </table:table-cell>
          <table:table-cell office:value-type="float" office:value="533.33333333333337" table:formula="of:=(([.B52]-[.B53])/[.B59]*1000)*[.B54]" table:style-name="ce1">
            <text:p>533,3333333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/>
        </table:table-row>
        <table:table-row table:number-rows-repeated="2" table:style-name="ro1">
          <table:table-cell table:style-name="ce2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25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30">
            <text:p>Cin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number-columns-repeated="4" table:style-name="ce24"/>
          <table:table-cell table:number-columns-repeated="16380"/>
        </table:table-row>
        <table:table-row table:style-name="ro3">
          <table:table-cell table:number-columns-repeated="4" table:style-name="ce24"/>
          <table:table-cell table:number-columns-repeated="16380" table:style-name="ce29"/>
        </table:table-row>
        <table:table-row table:style-name="ro3">
          <table:table-cell office:value-type="string" table:number-columns-spanned="4" table:number-rows-spanned="1" table:style-name="ce30">
            <text:p>Cout</text:p>
          </table:table-cell>
          <table:covered-table-cell table:number-columns-repeated="3"/>
          <table:table-cell table:number-columns-repeated="16380" table:style-name="ce29"/>
        </table:table-row>
        <table:table-row table:style-name="ro2">
          <table:table-cell table:number-columns-repeated="3" table:style-name="ce24"/>
          <table:table-cell office:value-type="string" table:style-name="ce3">
            <text:p>Cout compris entre 1 et 22 µF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6">
            <text:p>Δ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6">
            <text:p>C</text:p>
          </table:table-cell>
          <table:table-cell office:value-type="float" office:value="3.5555555555555562" table:formula="of:=[.B61]*(1/[.B18])*0.5/[.B77]" table:style-name="ce1">
            <text:p>3,555555556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C</text:p>
          </table:table-cell>
          <table:table-cell office:value-type="float" office:value="4.7" table:style-name="ce1">
            <text:p>4,7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ESR C choisi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Δvout réel</text:p>
          </table:table-cell>
          <table:table-cell office:value-type="float" office:value="1.0231678486997635" table:formula="of:=([.B61]/1000)*[.B80]+(([.B61]/1000)*(1/[.B18])*0.5)/([.B79]/1000)" table:style-name="ce1">
            <text:p>1,023167849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/>
        </table:table-row>
        <table:table-row table:style-name="ro2">
          <table:table-cell table:style-name="ce17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2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Diode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table:style-name="ce19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Pertes statiques</text:p>
          </table:table-cell>
          <table:table-cell table:number-columns-repeated="3" table:style-name="ce7"/>
          <table:table-cell table:number-columns-repeated="16380"/>
        </table:table-row>
        <table:table-row table:style-name="ro1">
          <table:table-cell office:value-type="string" table:style-name="ce12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Vdrop*iout*toff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Iout*to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urrent sense</text:p>
          </table:table-cell>
          <table:table-cell office:value-type="float" office:value="0.49004999999999999" table:formula="of:=[.B42]/1000" table:style-name="ce20">
            <text:p>0,49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Voltage sense</text:p>
          </table:table-cell>
          <table:table-cell office:value-type="float" office:value="6.0172632674297601E-2" table:formula="of:=2*[.B32]/1000" table:style-name="ce20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Total static</text:p>
          </table:table-cell>
          <table:table-cell office:value-type="float" office:value="0.55022263267429761" table:formula="of:=SUM([.B90:.B96])" table:style-name="ce20">
            <text:p>0,5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tatic Eff</text:p>
          </table:table-cell>
          <table:table-cell office:value-type="percentage" office:value="0.99725643469525305" table:formula="of:=[.B10]/([.B98]+[.B10])" table:style-name="ce21">
            <text:p>99,7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style-name="ce7">
            <text:p>Pertes dynamiques</text:p>
          </table:table-cell>
          <table:table-cell table:number-columns-repeated="3" table:style-name="ce7"/>
          <table:table-cell table:number-columns-repeated="16380"/>
        </table:table-row>
        <table:table-row table:style-name="ro4">
          <table:table-cell office:value-type="string" table:style-name="ce12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1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Total dyn</text:p>
          </table:table-cell>
          <table:table-cell office:value-type="float" office:value="0" table:formula="of:=SUM([.B103:.B105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loss</text:p>
          </table:table-cell>
          <table:table-cell office:value-type="float" office:value="0.55022263267429761" table:formula="of:=[.B107]+[.B98]" table:style-name="ce20">
            <text:p>0,5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eff</text:p>
          </table:table-cell>
          <table:table-cell office:value-type="percentage" office:value="0.99725643469525305" table:formula="of:=[.B10]/([.B108]+[.B10])" table:style-name="ce21">
            <text:p>99,7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1048465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urcentage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User</dc:creator>
    <meta:creation-date>2020-10-07T15:59:49Z</meta:creation-date>
    <dc:date>2020-10-30T14:24:34Z</dc:date>
    <meta:editing-cycles>12</meta:editing-cycles>
    <meta:editing-duration>PT0S</meta:editing-duration>
  </office:meta>
</office:document-meta>
</file>